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3ac" officeooo:paragraph-rsid="000ba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lucks 274</text:p>
      <text:p text:style-name="P1"/>
      <text:p text:style-name="P1"><text:s/>jackson</text:p>
      <text:p text:style-name="P1"><text:s/>stor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3:50.542612584</meta:creation-date>
    <dc:date>2025-08-13T10:37:42.497728637</dc:date>
    <meta:editing-duration>PT3M52S</meta:editing-duration>
    <meta:editing-cycles>1</meta:editing-cycles>
    <meta:document-statistic meta:table-count="0" meta:image-count="0" meta:object-count="0" meta:page-count="1" meta:paragraph-count="3" meta:word-count="4" meta:character-count="27" meta:non-whitespace-character-count="24"/>
    <meta:generator>LibreOffice/24.2.7.2$Linux_X86_64 LibreOffice_project/420$Build-2</meta:generator>
  </office:meta>
</office:document-meta>
</file>